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-width="0.276cm" draw:marker-end-width="0.276cm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76cm" draw:marker-end-width="0.276cm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3.23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-width="0.276cm" draw:marker-end-width="0.276cm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marker-start-width="0.276cm" draw:marker-end-width="0.276cm"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2.262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-width="0.276cm" draw:marker-end-width="0.276cm"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2.3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482cm" svg:height="0.407cm" svg:x="7.197cm" svg:y="5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822cm" svg:height="0.816cm" svg:x="3.258cm" svg:y="4.007cm">
          <text:p text:style-name="P2"><text:span text:style-name="T1">'origin'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16cm" svg:height="3.668cm" svg:x="2.435cm" svg:y="3.4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064cm" svg:height="0.725cm" svg:x="6.462cm" svg:y="5.044cm">
          <draw:text-box>
            <text:p text:style-name="P3"><text:span text:style-name="T2">Remote</text:span></text:p>
          </draw:text-box>
        </draw:frame>
        <draw:connector draw:style-name="gr5" draw:text-style-name="P1" draw:layer="layout" svg:x1="7.679cm" svg:y1="6.055cm" svg:x2="9.772cm" svg:y2="2.981cm" draw:start-shape="id1" draw:start-glue-point="10" draw:end-shape="id2" draw:end-glue-point="3" svg:d="m7679 6055h1048v-3074h1045">
          <text:p/>
        </draw:connector>
        <draw:custom-shape draw:style-name="gr6" draw:text-style-name="P1" draw:layer="layout" svg:width="1.223cm" svg:height="1.009cm" svg:x="10.89cm" svg:y="9.07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xml:id="id3" draw:id="id3" draw:layer="layout" svg:width="4.822cm" svg:height="0.816cm" svg:x="10.912cm" svg:y="7.425cm">
          <text:p text:style-name="P2"><text:span text:style-name="T1">clone of 'origi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268cm" svg:height="3.668cm" svg:x="10.337cm" svg:y="6.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xml:id="id12" draw:id="id12" draw:layer="layout" svg:width="1.528cm" svg:height="0.725cm" svg:x="10.789cm" svg:y="9.359cm">
          <draw:text-box>
            <text:p text:style-name="P3"><text:span text:style-name="T2">Local</text:span></text:p>
          </draw:text-box>
        </draw:frame>
        <draw:connector draw:style-name="gr9" draw:text-style-name="P1" draw:layer="layout" draw:type="curve" svg:x1="13.323cm" svg:y1="7.425cm" svg:x2="8.08cm" svg:y2="4.415cm" draw:start-shape="id3" draw:start-glue-point="0" draw:end-shape="id4" draw:end-glue-point="1" svg:d="m13323 7425c0-2007-1747-3010-5243-3010">
          <text:p/>
        </draw:connector>
        <draw:custom-shape draw:style-name="gr10" draw:text-style-name="P2" xml:id="id5" draw:id="id5" draw:layer="layout" svg:width="4.822cm" svg:height="0.816cm" svg:x="18.767cm" svg:y="11.365cm">
          <text:p text:style-name="P2"><text:span text:style-name="T1">clone of cl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268cm" svg:height="3.81cm" svg:x="18.192cm" svg:y="10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1.178cm" svg:y1="11.365cm" svg:x2="15.734cm" svg:y2="7.833cm" draw:start-shape="id5" draw:start-glue-point="0" draw:end-shape="id3" draw:end-glue-point="1" svg:d="m21178 11365c0-2355-1814-3532-5444-3532">
          <text:p/>
        </draw:connector>
        <draw:connector draw:style-name="gr9" draw:text-style-name="P1" draw:layer="layout" draw:type="curve" svg:x1="15.301cm" svg:y1="9.078cm" svg:x2="11.325cm" svg:y2="2.981cm" draw:start-shape="id6" draw:start-glue-point="5" draw:end-shape="id2" draw:end-glue-point="1" svg:d="m15301 9078c0-4065-1325-6097-3976-6097">
          <text:p/>
        </draw:connector>
        <draw:custom-shape draw:style-name="gr6" draw:text-style-name="P1" xml:id="id11" draw:id="id11" draw:layer="layout" svg:width="1.223cm" svg:height="1.009cm" svg:x="12.79cm" svg:y="9.07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draw:layer="layout" svg:width="1.528cm" svg:height="0.725cm" svg:x="12.689cm" svg:y="9.36cm">
          <draw:text-box>
            <text:p text:style-name="P3"><text:span text:style-name="T2">Local</text:span></text:p>
          </draw:text-box>
        </draw:frame>
        <draw:custom-shape draw:style-name="gr6" draw:text-style-name="P1" xml:id="id6" draw:id="id6" draw:layer="layout" svg:width="1.223cm" svg:height="1.009cm" svg:x="14.69cm" svg:y="9.07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draw:layer="layout" svg:width="1.528cm" svg:height="0.725cm" svg:x="14.589cm" svg:y="9.361cm">
          <draw:text-box>
            <text:p text:style-name="P3"><text:span text:style-name="T2">Local</text:span></text:p>
          </draw:text-box>
        </draw:frame>
        <draw:g xml:id="id10" draw:id="id10">
          <draw:custom-shape draw:style-name="gr11" draw:text-style-name="P1" draw:layer="layout" svg:width="1.421cm" svg:height="1.178cm" svg:x="2.09cm" svg:y="11.1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text-style-name="P3" draw:layer="layout" svg:width="1.553cm" svg:height="0.725cm" svg:x="2.016cm" svg:y="11.489cm">
            <draw:text-box>
              <text:p text:style-name="P3"><text:span text:style-name="T2">origin</text:span></text:p>
            </draw:text-box>
          </draw:frame>
        </draw:g>
        <draw:g xml:id="id8" draw:id="id8">
          <draw:custom-shape draw:style-name="gr11" draw:text-style-name="P1" draw:layer="layout" svg:width="1.421cm" svg:height="1.178cm" svg:x="4.091cm" svg:y="9.3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text-style-name="P3" draw:layer="layout" svg:width="1.553cm" svg:height="0.725cm" svg:x="4.017cm" svg:y="9.689cm">
            <draw:text-box>
              <text:p text:style-name="P3"><text:span text:style-name="T2">origin</text:span></text:p>
            </draw:text-box>
          </draw:frame>
        </draw:g>
        <draw:g xml:id="id2" draw:id="id2">
          <draw:custom-shape draw:style-name="gr11" draw:text-style-name="P1" draw:layer="layout" svg:width="1.421cm" svg:height="1.178cm" svg:x="9.846cm" svg:y="2.39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text-style-name="P3" draw:layer="layout" svg:width="1.553cm" svg:height="0.725cm" svg:x="9.772cm" svg:y="2.696cm">
            <draw:text-box>
              <text:p text:style-name="P3"><text:span text:style-name="T2">origin</text:span></text:p>
            </draw:text-box>
          </draw:frame>
        </draw:g>
        <draw:custom-shape draw:style-name="gr6" draw:text-style-name="P1" draw:layer="layout" svg:width="1.223cm" svg:height="1.009cm" svg:x="18.681cm" svg:y="13.11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xml:id="id15" draw:id="id15" draw:layer="layout" svg:width="1.528cm" svg:height="0.725cm" svg:x="18.58cm" svg:y="13.397cm">
          <draw:text-box>
            <text:p text:style-name="P3"><text:span text:style-name="T2">Local</text:span></text:p>
          </draw:text-box>
        </draw:frame>
        <draw:custom-shape draw:style-name="gr6" draw:text-style-name="P1" xml:id="id14" draw:id="id14" draw:layer="layout" svg:width="1.223cm" svg:height="1.009cm" svg:x="20.581cm" svg:y="13.11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draw:layer="layout" svg:width="1.528cm" svg:height="0.725cm" svg:x="20.48cm" svg:y="13.398cm">
          <draw:text-box>
            <text:p text:style-name="P3"><text:span text:style-name="T2">Local</text:span></text:p>
          </draw:text-box>
        </draw:frame>
        <draw:custom-shape draw:style-name="gr6" draw:text-style-name="P1" draw:layer="layout" svg:width="1.223cm" svg:height="1.009cm" svg:x="22.481cm" svg:y="13.11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xml:id="id13" draw:id="id13" draw:layer="layout" svg:width="1.528cm" svg:height="0.725cm" svg:x="22.38cm" svg:y="13.399cm">
          <draw:text-box>
            <text:p text:style-name="P3"><text:span text:style-name="T2">Local</text:span></text:p>
          </draw:text-box>
        </draw:frame>
        <draw:custom-shape draw:style-name="gr1" draw:text-style-name="P1" xml:id="id7" draw:id="id7" draw:layer="layout" svg:width="0.482cm" svg:height="0.407cm" svg:x="5.297cm" svg:y="5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64cm" svg:height="0.725cm" svg:x="4.662cm" svg:y="5.044cm">
          <draw:text-box>
            <text:p text:style-name="P3"><text:span text:style-name="T2">Remote</text:span></text:p>
          </draw:text-box>
        </draw:frame>
        <draw:custom-shape draw:style-name="gr1" draw:text-style-name="P1" xml:id="id9" draw:id="id9" draw:layer="layout" svg:width="0.482cm" svg:height="0.407cm" svg:x="3.397cm" svg:y="5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64cm" svg:height="0.725cm" svg:x="2.762cm" svg:y="5.044cm">
          <draw:text-box>
            <text:p text:style-name="P3"><text:span text:style-name="T2">Remote</text:span></text:p>
          </draw:text-box>
        </draw:frame>
        <draw:connector draw:style-name="gr5" draw:text-style-name="P1" draw:layer="layout" svg:x1="5.297cm" svg:y1="6.055cm" svg:x2="4.793cm" svg:y2="9.385cm" draw:start-shape="id7" draw:start-glue-point="6" draw:end-shape="id8" draw:end-glue-point="0" svg:d="m5297 6055h-504v3330">
          <text:p/>
        </draw:connector>
        <draw:connector draw:style-name="gr5" draw:text-style-name="P1" draw:layer="layout" svg:x1="3.397cm" svg:y1="6.055cm" svg:x2="2.792cm" svg:y2="11.185cm" draw:start-shape="id9" draw:start-glue-point="6" draw:end-shape="id10" draw:end-glue-point="0" svg:d="m3397 6055h-605v5130">
          <text:p/>
        </draw:connector>
        <draw:connector draw:style-name="gr9" draw:text-style-name="P1" draw:layer="layout" draw:type="curve" draw:line-skew="0cm -1.732cm" svg:x1="13.401cm" svg:y1="9.077cm" svg:x2="5.57cm" svg:y2="9.974cm" draw:start-shape="id11" draw:start-glue-point="5" draw:end-shape="id8" draw:end-glue-point="1" svg:d="m13401 9077c0-753-2977-627-4231-215s-785 1112-3600 1112">
          <text:p/>
        </draw:connector>
        <draw:connector draw:style-name="gr9" draw:text-style-name="P1" draw:layer="layout" draw:type="curve" svg:x1="10.789cm" svg:y1="9.721cm" svg:x2="3.569cm" svg:y2="11.774cm" draw:start-shape="id12" draw:start-glue-point="3" draw:end-shape="id10" draw:end-glue-point="1" svg:d="m10789 9721c-5415 0-1805 2053-7220 2053">
          <text:p/>
        </draw:connector>
        <draw:connector draw:style-name="gr5" draw:text-style-name="P1" draw:layer="layout" draw:type="curve" svg:x1="23.908cm" svg:y1="13.761cm" svg:x2="11.325cm" svg:y2="2.981cm" draw:start-shape="id13" draw:start-glue-point="1" draw:end-shape="id2" draw:end-glue-point="1" svg:d="m23908 13761c750 0 7041-10780-12583-10780">
          <text:p/>
        </draw:connector>
        <draw:connector draw:style-name="gr5" draw:text-style-name="P1" draw:layer="layout" draw:type="curve" draw:line-skew="0.591cm" svg:x1="21.192cm" svg:y1="13.115cm" svg:x2="4.793cm" svg:y2="10.563cm" draw:start-shape="id14" draw:start-glue-point="5" draw:end-shape="id8" draw:end-glue-point="2" svg:d="m21192 13115c0-1027-16399 248-16399-2552">
          <text:p/>
        </draw:connector>
        <draw:connector draw:style-name="gr5" draw:text-style-name="P1" draw:layer="layout" draw:type="curve" svg:x1="18.58cm" svg:y1="13.759cm" svg:x2="2.792cm" svg:y2="12.363cm" draw:start-shape="id15" draw:start-glue-point="3" draw:end-shape="id10" draw:end-glue-point="2" svg:d="m18580 13759c-10526 0-15788-465-15788-13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23cm" fo:margin-bottom="5.195cm" fo:margin-left="1cm" fo:margin-right="1.2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4:57:01</meta:creation-date>
    <dc:date>2012-02-07T15:04:20</dc:date>
    <dc:creator>vallea </dc:creator>
    <meta:editing-duration>PT7M19S</meta:editing-duration>
    <meta:editing-cycles>5</meta:editing-cycles>
    <meta:generator>LibreOffice/3.3$Linux LibreOffice_project/330m19$Build-301</meta:generator>
    <meta:document-statistic meta:object-count="44"/>
  </office:meta>
</office:document-meta>
</file>